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4d009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845bb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4adc0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14d009" style:font-name-asian="WenQuanYi Micro Hei" style:font-size-asian="12pt" style:font-size-complex="12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1c853a" style:font-name-asian="WenQuanYi Micro Hei" style:font-size-asian="12pt" style:font-size-complex="12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54db1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cd9bb" style:font-name-asian="WenQuanYi Micro Hei" style:font-size-asian="12pt" style:font-size-complex="12pt"/>
    </style:style>
    <style:style style:name="T1" style:family="text">
      <style:text-properties officeooo:rsid="0014d009"/>
    </style:style>
    <style:style style:name="T2" style:family="text">
      <style:text-properties officeooo:rsid="001845bb"/>
    </style:style>
    <style:style style:name="T3" style:family="text">
      <style:text-properties officeooo:rsid="001c853a"/>
    </style:style>
    <style:style style:name="T4" style:family="text">
      <style:text-properties officeooo:rsid="001d1ba1"/>
    </style:style>
    <style:style style:name="T5" style:family="text">
      <style:text-properties officeooo:rsid="001d6cc3"/>
    </style:style>
    <style:style style:name="T6" style:family="text">
      <style:text-properties officeooo:rsid="001ee95f"/>
    </style:style>
    <style:style style:name="T7" style:family="text">
      <style:text-properties officeooo:rsid="0020a0e8"/>
    </style:style>
    <style:style style:name="T8" style:family="text">
      <style:text-properties officeooo:rsid="00243233"/>
    </style:style>
    <style:style style:name="T9" style:family="text">
      <style:text-properties officeooo:rsid="0024adc0"/>
    </style:style>
    <style:style style:name="T10" style:family="text">
      <style:text-properties officeooo:rsid="002716d8"/>
    </style:style>
    <style:style style:name="T11" style:family="text">
      <style:text-properties officeooo:rsid="0028c252"/>
    </style:style>
    <style:style style:name="T12" style:family="text">
      <style:text-properties officeooo:rsid="0029f4c2"/>
    </style:style>
    <style:style style:name="T13" style:family="text">
      <style:text-properties officeooo:rsid="002b2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假设有个python脚本script.py，不管哪种Unix平台，都可以在命令行上通过解释器执行：</text:p>
      <text:p text:style-name="P5"><text:span text:style-name="T1">$ python script.py</text:span></text:p>
      <text:p text:style-name="P3"><text:span text:style-name="T1">Unix平台</text:span><text:span text:style-name="T2">还可以在不明确指定python解释器的情况下，自动执行python解释器，这需要在python脚本的第一行添加如下shell魔术字符串：</text:span></text:p>
      <text:p text:style-name="P6"><text:span text:style-name="T3">#!/usr/bin/python</text:span></text:p>
      <text:p text:style-name="P4"><text:span text:style-name="T3">在</text:span><text:span text:style-name="T4">#!之后写上python解释器的完整路径，通常在/usr/bin或/usr/local/bin目录下</text:span><text:span text:style-name="T6">。还有一种方法是使用env这个命令</text:span><text:span text:style-name="T7">，位于/bin或/usr/bin中</text:span><text:span text:style-name="T10">，</text:span><text:span text:style-name="T7">它会帮你在系统搜索路径中找到python解释器</text:span><text:span text:style-name="T8">，</text:span><text:span text:style-name="T2">python脚本的第一行就可以修改如下</text:span><text:span text:style-name="T9">：</text:span></text:p>
      <text:p text:style-name="P7"><text:span text:style-name="T3">#!/usr/bin/env python</text:span></text:p>
      <text:p text:style-name="P2"><text:span text:style-name="T1">这样</text:span><text:span text:style-name="T11">，执行python脚本时，就不必显式地调用python解释器了</text:span><text:span text:style-name="T12">，只需要键入脚本的文件名即可</text:span><text:span text:style-name="T13">：</text:span></text:p>
      <text:p text:style-name="P8"><text:span text:style-name="T1">$ script.py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3T18:23:48</meta:creation-date>
    <meta:generator>LibreOffice/4.0.2.2$Linux_X86_64 LibreOffice_project/400m0$Build-2</meta:generator>
    <dc:date>2015-04-14T09:23:17</dc:date>
    <dc:creator>hanjunjie </dc:creator>
    <meta:editing-duration>PT19M1S</meta:editing-duration>
    <meta:editing-cycles>32</meta:editing-cycles>
    <meta:document-statistic meta:table-count="0" meta:image-count="0" meta:object-count="0" meta:page-count="1" meta:paragraph-count="8" meta:word-count="213" meta:character-count="368" meta:non-whitespace-character-count="364"/>
  </office:meta>
</office:document-meta>
</file>